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4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5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5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6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6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7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7" style:family="paragraph"/>
    <style:style style:name="T41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Les logiciels et outils utilisés pour travailler en commun au sein de l'équipe sont les suivants :</text:span></text:p>
      <text:p text:style-name="P3">Gestion de projet et collaboration</text:p>
      <text:list text:style-name="LFO1" text:continue-numbering="true">
        <text:list-item>
          <text:p text:style-name="P4"><text:span text:style-name="T5">Trello / Notion</text:span><text:s/>: Pour organiser les tâches, suivre les projets, créer des tableaux Kanban et partager des notes/documentations.</text:p>
        </text:list-item>
        <text:list-item>
          <text:p text:style-name="P6"><text:span text:style-name="T7">Jira</text:span><text:s/>: Pour la gestion des tickets et des sprints dans une méthodologie Agile (si nécessaire).</text:p>
        </text:list-item>
        <text:list-item>
          <text:p text:style-name="P8"><text:span text:style-name="T9">Confluence</text:span><text:s/>: Pour centraliser la documentation collaborative.</text:p>
        </text:list-item>
      </text:list>
      <text:p text:style-name="P10">Gestion de code et CI/CD</text:p>
      <text:list text:style-name="LFO2" text:continue-numbering="true">
        <text:list-item>
          <text:p text:style-name="P11"><text:span text:style-name="T12">GitLab / GitHub</text:span><text:s/>: Pour la gestion du code source, les révisions collaboratives (pull requests/merge requests) et l'intégration continue.</text:p>
        </text:list-item>
        <text:list-item>
          <text:p text:style-name="P13"><text:span text:style-name="T14">Jenkins</text:span><text:s/>: Pour automatiser les pipelines CI/CD et gérer les déploiements en équipe.</text:p>
        </text:list-item>
      </text:list>
      <text:p text:style-name="P15">Environnements de développement</text:p>
      <text:list text:style-name="LFO3" text:continue-numbering="true">
        <text:list-item>
          <text:p text:style-name="P16"><text:span text:style-name="T17">Docker</text:span><text:s/>: Pour créer des environnements de développement et de test uniformes et partageables.</text:p>
        </text:list-item>
        <text:list-item>
          <text:p text:style-name="P18"><text:span text:style-name="T19">Visual Studio Code</text:span><text:s/>: Éditeur de code avec possibilité de collaboration en temps réel via l'extension Live Share.</text:p>
        </text:list-item>
        <text:list-item>
          <text:p text:style-name="P20"><text:span text:style-name="T21">Postman</text:span><text:s/>: Pour tester les API de manière collaborative.</text:p>
        </text:list-item>
      </text:list>
      <text:p text:style-name="P22">Communication et réunions</text:p>
      <text:list text:style-name="LFO4" text:continue-numbering="true">
        <text:list-item>
          <text:p text:style-name="P23"><text:span text:style-name="T24">Slack / Microsoft Teams</text:span><text:s/>: Pour une communication instantanée et l’intégration des outils (par exemple, notifications de GitLab).</text:p>
        </text:list-item>
        <text:list-item>
          <text:p text:style-name="P25"><text:span text:style-name="T26">Google Meet / Zoom</text:span><text:s/>: Pour les réunions d'équipe et les partages d'écran en temps réel.</text:p>
        </text:list-item>
      </text:list>
      <text:p text:style-name="P27">Tests et monitoring</text:p>
      <text:list text:style-name="LFO5" text:continue-numbering="true">
        <text:list-item>
          <text:p text:style-name="P28"><text:span text:style-name="T29">Selenium / Cypress</text:span><text:s/>: Pour effectuer des tests fonctionnels automatisés en équipe.</text:p>
        </text:list-item>
        <text:list-item>
          <text:p text:style-name="P30"><text:span text:style-name="T31">Grafana + Prometheus</text:span><text:s/>: Pour surveiller les métriques et collaborer sur l'analyse des performances.</text:p>
        </text:list-item>
      </text:list>
      <text:p text:style-name="P32">Design et prototypage</text:p>
      <text:list text:style-name="LFO6" text:continue-numbering="true">
        <text:list-item>
          <text:p text:style-name="P33"><text:span text:style-name="T34">Figma</text:span><text:s/>: Pour le prototypage collaboratif et le design d'interfaces (notamment pour le site du jeu-concours).</text:p>
        </text:list-item>
        <text:list-item>
          <text:p text:style-name="P35"><text:span text:style-name="T36">Adobe XD</text:span><text:s/>: Alternative pour les designs UI/UX en collaboration.</text:p>
        </text:list-item>
      </text:list>
      <text:soft-page-break/>
      <text:p text:style-name="P37">Sauvegardes et partage de fichiers</text:p>
      <text:list text:style-name="LFO7" text:continue-numbering="true">
        <text:list-item>
          <text:p text:style-name="P38"><text:span text:style-name="T39">Google Drive / SharePoint</text:span><text:s/>: Pour le partage et la collaboration sur des fichiers (documents, tableurs, présentations).</text:p>
        </text:list-item>
        <text:list-item>
          <text:p text:style-name="P40"><text:span text:style-name="T41">Restic / BorgBackup</text:span><text:s/>: Pour gérer et partager les sauvegardes des configurations ou des environnements Docker.</text:p>
        </text:list-item>
      </text:list>
      <text:p text:style-name="Normal">Ces outils permettent à l'équipe de collaborer efficacement sur tous les aspects du projet, depuis la planification jusqu'au développement et à la mise en produc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1-23T13:38:00Z</meta:creation-date>
    <dc:date>2025-01-23T13:38:00Z</dc:date>
    <meta:template xlink:href="Normal.dotm" xlink:type="simple"/>
    <meta:editing-cycles>1</meta:editing-cycles>
    <meta:editing-duration>PT0S</meta:editing-duration>
    <meta:document-statistic meta:page-count="2" meta:paragraph-count="4" meta:word-count="312" meta:character-count="2027" meta:row-count="14" meta:non-whitespace-character-count="1719"/>
  </office:meta>
</office:document-meta>
</file>